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ElementWriter.encode( String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OMElementWriter.addNSDefinition( Element element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ElementWriter.write( Element root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NamespacePolicy.XmlNamespacePolicy( boolean qualifyElements , boolean qualify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ElementWriter.writeXMLDeclaration( Writer w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ElementWriter.openElement( Element element , Writer out , int indent , String indentWith , boolean hasChildre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DOMElementWriter.isReference( String 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OMElementWriter.closeElement( Element element , Writer out , int indent , String indentWith , boolean hasChildr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OMElementWriter.removeNSDefinitions(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ElementWriter.openElement( Element element , Writer out , int indent , String indentWi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lementWriter.DOMElementWriter( boolean xmlDeclaration , XmlNamespacePolicy namespacePoli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ElementWriter.DOMElementWriter( boolean xmlDecla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ElementWriter.write( Element element , Writer out , int indent , String indentWi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OMElementWriter.getNamespaceURI( Node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ElementWriter.DOMElemen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MElementWriter.isLegalCharacter( char 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ElementWriter.encodedata( final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